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Flow (t/year)</text:p>
          </table:table-cell>
          <table:table-cell/>
          <table:table-cell office:value-type="string" calcext:value-type="string">
            <text:p>Flow (kt/year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Width normalize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Max</text:p>
          </table:table-cell>
          <table:table-cell table:formula="of:=MAX([.C2:.C46])" office:value-type="float" office:value="55785" calcext:value-type="float">
            <text:p>55785</text:p>
          </table:table-cell>
        </table:table-row>
        <table:table-row table:style-name="ro1">
          <table:table-cell office:value-type="string" calcext:value-type="string">
            <text:p>Fertilizers</text:p>
          </table:table-cell>
          <table:table-cell office:value-type="string" calcext:value-type="string">
            <text:p>Crops</text:p>
          </table:table-cell>
          <table:table-cell office:value-type="float" office:value="55785" calcext:value-type="float">
            <text:p>55785</text:p>
          </table:table-cell>
          <table:table-cell/>
          <table:table-cell table:formula="of:=[.C2]/1000" office:value-type="float" office:value="55.785" calcext:value-type="float">
            <text:p>55.785</text:p>
          </table:table-cell>
          <table:table-cell table:formula="of:=[.C2]/[.$K$1]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Fertilizers</text:p>
          </table:table-cell>
          <table:table-cell office:value-type="string" calcext:value-type="string">
            <text:p>Cr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l feed</text:p>
          </table:table-cell>
          <table:table-cell office:value-type="string" calcext:value-type="string">
            <text:p>Livestock</text:p>
          </table:table-cell>
          <table:table-cell office:value-type="float" office:value="21815" calcext:value-type="float">
            <text:p>21815</text:p>
          </table:table-cell>
          <table:table-cell/>
          <table:table-cell table:formula="of:=[.C3]/1000" office:value-type="float" office:value="21.815" calcext:value-type="float">
            <text:p>21.815</text:p>
          </table:table-cell>
          <table:table-cell table:formula="of:=[.C3]/[.$K$1]" office:value-type="float" office:value="0.391054943085059" calcext:value-type="float">
            <text:p>0.391054943085059</text:p>
          </table:table-cell>
          <table:table-cell table:formula="of:=[.F3]*[.$G$2]" office:value-type="float" office:value="0.175974724388276" calcext:value-type="float">
            <text:p>0.175974724388276</text:p>
          </table:table-cell>
          <table:table-cell office:value-type="string" calcext:value-type="string">
            <text:p>Animal feed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Min</text:p>
          </table:table-cell>
          <table:table-cell table:formula="of:=MIN([.F2:.F46])" office:value-type="float" office:value="0.000215111589136865" calcext:value-type="float">
            <text:p>0.000215111589136865</text:p>
          </table:table-cell>
        </table:table-row>
        <table:table-row table:style-name="ro1">
          <table:table-cell office:value-type="string" calcext:value-type="string">
            <text:p>Animal imports</text:p>
          </table:table-cell>
          <table:table-cell office:value-type="string" calcext:value-type="string">
            <text:p>Livestock</text:p>
          </table:table-cell>
          <table:table-cell office:value-type="float" office:value="1508" calcext:value-type="float">
            <text:p>1508</text:p>
          </table:table-cell>
          <table:table-cell/>
          <table:table-cell table:formula="of:=[.C4]/1000" office:value-type="float" office:value="1.508" calcext:value-type="float">
            <text:p>1.508</text:p>
          </table:table-cell>
          <table:table-cell table:formula="of:=[.C4]/[.$K$1]" office:value-type="float" office:value="0.0270323563681993" calcext:value-type="float">
            <text:p>0.0270323563681993</text:p>
          </table:table-cell>
          <table:table-cell table:formula="of:=[.F4]*[.$G$2]" office:value-type="float" office:value="0.0121645603656897" calcext:value-type="float">
            <text:p>0.0121645603656897</text:p>
          </table:table-cell>
          <table:table-cell office:value-type="string" calcext:value-type="string">
            <text:p>Animal imports</text:p>
          </table:table-cell>
          <table:table-cell office:value-type="string" calcext:value-type="string">
            <text:p>Live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culture feed</text:p>
          </table:table-cell>
          <table:table-cell office:value-type="string" calcext:value-type="string">
            <text:p>Fish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C5]/1000" office:value-type="float" office:value="0.068" calcext:value-type="float">
            <text:p>0.068</text:p>
          </table:table-cell>
          <table:table-cell table:formula="of:=[.C5]/[.$K$1]" office:value-type="float" office:value="0.00121896567177557" calcext:value-type="float">
            <text:p>0.00121896567177557</text:p>
          </table:table-cell>
          <table:table-cell table:formula="of:=[.F5]*[.$G$2]" office:value-type="float" office:value="0.000548534552299005" calcext:value-type="float">
            <text:p>0.000548534552299005</text:p>
          </table:table-cell>
          <table:table-cell office:value-type="string" calcext:value-type="string">
            <text:p>Aquaculture feed</text:p>
          </table:table-cell>
          <table:table-cell office:value-type="string" calcext:value-type="string">
            <text:p>F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imports</text:p>
          </table:table-cell>
          <table:table-cell office:value-type="string" calcext:value-type="string">
            <text:p>Human food products</text:p>
          </table:table-cell>
          <table:table-cell office:value-type="float" office:value="4655" calcext:value-type="float">
            <text:p>4655</text:p>
          </table:table-cell>
          <table:table-cell/>
          <table:table-cell table:formula="of:=[.C6]/1000" office:value-type="float" office:value="4.655" calcext:value-type="float">
            <text:p>4.655</text:p>
          </table:table-cell>
          <table:table-cell table:formula="of:=[.C6]/[.$K$1]" office:value-type="float" office:value="0.0834453706193421" calcext:value-type="float">
            <text:p>0.0834453706193421</text:p>
          </table:table-cell>
          <table:table-cell table:formula="of:=[.F6]*[.$G$2]" office:value-type="float" office:value="0.037550416778704" calcext:value-type="float">
            <text:p>0.037550416778704</text:p>
          </table:table-cell>
          <table:table-cell office:value-type="string" calcext:value-type="string">
            <text:p>Food imports</text:p>
          </table:table-cell>
          <table:table-cell office:value-type="string" calcext:value-type="string">
            <text:p>Human food products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7]*[.$G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ure</text:p>
          </table:table-cell>
          <table:table-cell office:value-type="string" calcext:value-type="string">
            <text:p>Crops</text:p>
          </table:table-cell>
          <table:table-cell office:value-type="float" office:value="30583" calcext:value-type="float">
            <text:p>30583</text:p>
          </table:table-cell>
          <table:table-cell/>
          <table:table-cell table:formula="of:=[.C8]/1000" office:value-type="float" office:value="30.583" calcext:value-type="float">
            <text:p>30.583</text:p>
          </table:table-cell>
          <table:table-cell table:formula="of:=[.C8]/[.$K$1]" office:value-type="float" office:value="0.548229810881061" calcext:value-type="float">
            <text:p>0.548229810881061</text:p>
          </table:table-cell>
          <table:table-cell table:formula="of:=[.F8]*[.$G$2]" office:value-type="float" office:value="0.246703414896478" calcext:value-type="float">
            <text:p>0.246703414896478</text:p>
          </table:table-cell>
          <table:table-cell office:value-type="string" calcext:value-type="string">
            <text:p>Manure</text:p>
          </table:table-cell>
          <table:table-cell office:value-type="string" calcext:value-type="string">
            <text:p>Cr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p residues</text:p>
          </table:table-cell>
          <table:table-cell office:value-type="string" calcext:value-type="string">
            <text:p>Crops</text:p>
          </table:table-cell>
          <table:table-cell office:value-type="float" office:value="32545" calcext:value-type="float">
            <text:p>32545</text:p>
          </table:table-cell>
          <table:table-cell table:formula="of:=[.C6]+[.C28]+[.C29]+[.C23]" office:value-type="float" office:value="58167" calcext:value-type="float">
            <text:p>58167</text:p>
          </table:table-cell>
          <table:table-cell table:formula="of:=[.C9]/1000" office:value-type="float" office:value="32.545" calcext:value-type="float">
            <text:p>32.545</text:p>
          </table:table-cell>
          <table:table-cell table:formula="of:=[.C9]/[.$K$1]" office:value-type="float" office:value="0.583400555704939" calcext:value-type="float">
            <text:p>0.583400555704939</text:p>
          </table:table-cell>
          <table:table-cell table:formula="of:=[.F9]*[.$G$2]" office:value-type="float" office:value="0.262530250067222" calcext:value-type="float">
            <text:p>0.262530250067222</text:p>
          </table:table-cell>
          <table:table-cell office:value-type="string" calcext:value-type="string">
            <text:p>Crop residues</text:p>
          </table:table-cell>
          <table:table-cell office:value-type="string" calcext:value-type="string">
            <text:p>Cr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Crops residues</text:p>
          </table:table-cell>
          <table:table-cell office:value-type="float" office:value="32545" calcext:value-type="float">
            <text:p>32545</text:p>
          </table:table-cell>
          <table:table-cell table:formula="of:=[.D9]*0.247" office:value-type="float" office:value="14367.249" calcext:value-type="float">
            <text:p>14367.249</text:p>
          </table:table-cell>
          <table:table-cell table:formula="of:=[.C10]/1000" office:value-type="float" office:value="32.545" calcext:value-type="float">
            <text:p>32.545</text:p>
          </table:table-cell>
          <table:table-cell table:formula="of:=[.C10]/[.$K$1]" office:value-type="float" office:value="0.583400555704939" calcext:value-type="float">
            <text:p>0.583400555704939</text:p>
          </table:table-cell>
          <table:table-cell table:formula="of:=[.F10]*[.$G$2]" office:value-type="float" office:value="0.262530250067222" calcext:value-type="float">
            <text:p>0.262530250067222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Crops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 losses</text:p>
          </table:table-cell>
          <table:table-cell office:value-type="float" office:value="5129" calcext:value-type="float">
            <text:p>5129</text:p>
          </table:table-cell>
          <table:table-cell table:formula="of:=[.D9]-[.D10]-[.C34]" office:value-type="float" office:value="33009.751" calcext:value-type="float">
            <text:p>33009.751</text:p>
          </table:table-cell>
          <table:table-cell table:formula="of:=[.C11]/1000" office:value-type="float" office:value="5.129" calcext:value-type="float">
            <text:p>5.129</text:p>
          </table:table-cell>
          <table:table-cell table:formula="of:=[.C11]/[.$K$1]" office:value-type="float" office:value="0.0919422783902483" calcext:value-type="float">
            <text:p>0.0919422783902483</text:p>
          </table:table-cell>
          <table:table-cell table:formula="of:=[.F11]*[.$G$2]" office:value-type="float" office:value="0.0413740252756117" calcext:value-type="float">
            <text:p>0.0413740252756117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 lo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Ethanol production</text:p>
          </table:table-cell>
          <table:table-cell office:value-type="float" office:value="6203" calcext:value-type="float">
            <text:p>6203</text:p>
          </table:table-cell>
          <table:table-cell/>
          <table:table-cell table:formula="of:=[.C12]/1000" office:value-type="float" office:value="6.203" calcext:value-type="float">
            <text:p>6.203</text:p>
          </table:table-cell>
          <table:table-cell table:formula="of:=[.C12]/[.$K$1]" office:value-type="float" office:value="0.111194765617998" calcext:value-type="float">
            <text:p>0.111194765617998</text:p>
          </table:table-cell>
          <table:table-cell table:formula="of:=[.F12]*[.$G$2]" office:value-type="float" office:value="0.050037644528099" calcext:value-type="float">
            <text:p>0.050037644528099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Ethanol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lant food products</text:p>
          </table:table-cell>
          <table:table-cell office:value-type="float" office:value="43226" calcext:value-type="float">
            <text:p>43226</text:p>
          </table:table-cell>
          <table:table-cell/>
          <table:table-cell table:formula="of:=[.C13]/1000" office:value-type="float" office:value="43.226" calcext:value-type="float">
            <text:p>43.226</text:p>
          </table:table-cell>
          <table:table-cell table:formula="of:=[.C13]/[.$K$1]" office:value-type="float" office:value="0.77486779600251" calcext:value-type="float">
            <text:p>0.77486779600251</text:p>
          </table:table-cell>
          <table:table-cell table:formula="of:=[.F13]*[.$G$2]" office:value-type="float" office:value="0.348690508201129" calcext:value-type="float">
            <text:p>0.348690508201129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lant foo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Animal feed crops</text:p>
          </table:table-cell>
          <table:table-cell office:value-type="float" office:value="22350" calcext:value-type="float">
            <text:p>22350</text:p>
          </table:table-cell>
          <table:table-cell/>
          <table:table-cell table:formula="of:=[.C14]/1000" office:value-type="float" office:value="22.35" calcext:value-type="float">
            <text:p>22.35</text:p>
          </table:table-cell>
          <table:table-cell table:formula="of:=[.C14]/[.$K$1]" office:value-type="float" office:value="0.400645334767411" calcext:value-type="float">
            <text:p>0.400645334767411</text:p>
          </table:table-cell>
          <table:table-cell table:formula="of:=[.F14]*[.$G$2]" office:value-type="float" office:value="0.180290400645335" calcext:value-type="float">
            <text:p>0.180290400645335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Animal feed cr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 legacy</text:p>
          </table:table-cell>
          <table:table-cell office:value-type="float" office:value="9179" calcext:value-type="float">
            <text:p>9179</text:p>
          </table:table-cell>
          <table:table-cell/>
          <table:table-cell table:formula="of:=[.C15]/1000" office:value-type="float" office:value="9.179" calcext:value-type="float">
            <text:p>9.179</text:p>
          </table:table-cell>
          <table:table-cell table:formula="of:=[.C15]/[.$K$1]" office:value-type="float" office:value="0.16454243972394" calcext:value-type="float">
            <text:p>0.16454243972394</text:p>
          </table:table-cell>
          <table:table-cell table:formula="of:=[.F15]*[.$G$2]" office:value-type="float" office:value="0.0740440978757731" calcext:value-type="float">
            <text:p>0.0740440978757731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 legacy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16]*[.$G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imal feed crops</text:p>
          </table:table-cell>
          <table:table-cell office:value-type="string" calcext:value-type="string">
            <text:p>Livestock</text:p>
          </table:table-cell>
          <table:table-cell office:value-type="float" office:value="22350" calcext:value-type="float">
            <text:p>22350</text:p>
          </table:table-cell>
          <table:table-cell/>
          <table:table-cell table:formula="of:=[.C17]/1000" office:value-type="float" office:value="22.35" calcext:value-type="float">
            <text:p>22.35</text:p>
          </table:table-cell>
          <table:table-cell table:formula="of:=[.C17]/[.$K$1]" office:value-type="float" office:value="0.400645334767411" calcext:value-type="float">
            <text:p>0.400645334767411</text:p>
          </table:table-cell>
          <table:table-cell table:formula="of:=[.F17]*[.$G$2]" office:value-type="float" office:value="0.180290400645335" calcext:value-type="float">
            <text:p>0.180290400645335</text:p>
          </table:table-cell>
          <table:table-cell office:value-type="string" calcext:value-type="string">
            <text:p>Animal feed crops</text:p>
          </table:table-cell>
          <table:table-cell office:value-type="string" calcext:value-type="string">
            <text:p>Live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Animal food products</text:p>
          </table:table-cell>
          <table:table-cell office:value-type="float" office:value="10274" calcext:value-type="float">
            <text:p>10274</text:p>
          </table:table-cell>
          <table:table-cell/>
          <table:table-cell table:formula="of:=[.C18]/1000" office:value-type="float" office:value="10.274" calcext:value-type="float">
            <text:p>10.274</text:p>
          </table:table-cell>
          <table:table-cell table:formula="of:=[.C18]/[.$K$1]" office:value-type="float" office:value="0.184171372232679" calcext:value-type="float">
            <text:p>0.184171372232679</text:p>
          </table:table-cell>
          <table:table-cell table:formula="of:=[.F18]*[.$G$2]" office:value-type="float" office:value="0.0828771175047056" calcext:value-type="float">
            <text:p>0.0828771175047056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Animal foo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Slaughterhouse waste</text:p>
          </table:table-cell>
          <table:table-cell office:value-type="float" office:value="3797" calcext:value-type="float">
            <text:p>3797</text:p>
          </table:table-cell>
          <table:table-cell/>
          <table:table-cell table:formula="of:=[.C19]/1000" office:value-type="float" office:value="3.797" calcext:value-type="float">
            <text:p>3.797</text:p>
          </table:table-cell>
          <table:table-cell table:formula="of:=[.C19]/[.$K$1]" office:value-type="float" office:value="0.0680648919960563" calcext:value-type="float">
            <text:p>0.0680648919960563</text:p>
          </table:table-cell>
          <table:table-cell table:formula="of:=[.F19]*[.$G$2]" office:value-type="float" office:value="0.0306292013982253" calcext:value-type="float">
            <text:p>0.0306292013982253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Slaughterhouse 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Manure</text:p>
          </table:table-cell>
          <table:table-cell office:value-type="float" office:value="30583" calcext:value-type="float">
            <text:p>30583</text:p>
          </table:table-cell>
          <table:table-cell/>
          <table:table-cell table:formula="of:=[.C20]/1000" office:value-type="float" office:value="30.583" calcext:value-type="float">
            <text:p>30.583</text:p>
          </table:table-cell>
          <table:table-cell table:formula="of:=[.C20]/[.$K$1]" office:value-type="float" office:value="0.548229810881061" calcext:value-type="float">
            <text:p>0.548229810881061</text:p>
          </table:table-cell>
          <table:table-cell table:formula="of:=[.F20]*[.$G$2]" office:value-type="float" office:value="0.246703414896478" calcext:value-type="float">
            <text:p>0.246703414896478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Man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Animal exports</text:p>
          </table:table-cell>
          <table:table-cell office:value-type="float" office:value="1808" calcext:value-type="float">
            <text:p>1808</text:p>
          </table:table-cell>
          <table:table-cell/>
          <table:table-cell table:formula="of:=[.C21]/1000" office:value-type="float" office:value="1.808" calcext:value-type="float">
            <text:p>1.808</text:p>
          </table:table-cell>
          <table:table-cell table:formula="of:=[.C21]/[.$K$1]" office:value-type="float" office:value="0.032410146096621" calcext:value-type="float">
            <text:p>0.032410146096621</text:p>
          </table:table-cell>
          <table:table-cell table:formula="of:=[.F21]*[.$G$2]" office:value-type="float" office:value="0.0145845657434794" calcext:value-type="float">
            <text:p>0.0145845657434794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Animal exports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22]*[.$G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Human food products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23]/1000" office:value-type="float" office:value="0.012" calcext:value-type="float">
            <text:p>0.012</text:p>
          </table:table-cell>
          <table:table-cell table:formula="of:=[.C23]/[.$K$1]" office:value-type="float" office:value="0.000215111589136865" calcext:value-type="float">
            <text:p>0.000215111589136865</text:p>
          </table:table-cell>
          <table:table-cell table:formula="of:=[.F23]*[.$G$2]" office:value-type="float" office:value="0.0000968002151115891" calcext:value-type="float">
            <text:p>9.68002151115891E-0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uman foo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Releases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24]/1000" office:value-type="float" office:value="0.056" calcext:value-type="float">
            <text:p>0.056</text:p>
          </table:table-cell>
          <table:table-cell table:formula="of:=[.C24]/[.$K$1]" office:value-type="float" office:value="0.0010038540826387" calcext:value-type="float">
            <text:p>0.0010038540826387</text:p>
          </table:table-cell>
          <table:table-cell table:formula="of:=[.F24]*[.$G$2]" office:value-type="float" office:value="0.000451734337187416" calcext:value-type="float">
            <text:p>0.00045173433718741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eleas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25]*[.$G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 losses</text:p>
          </table:table-cell>
          <table:table-cell office:value-type="string" calcext:value-type="string">
            <text:p>Releases</text:p>
          </table:table-cell>
          <table:table-cell office:value-type="float" office:value="5129" calcext:value-type="float">
            <text:p>5129</text:p>
          </table:table-cell>
          <table:table-cell/>
          <table:table-cell table:formula="of:=[.C26]/1000" office:value-type="float" office:value="5.129" calcext:value-type="float">
            <text:p>5.129</text:p>
          </table:table-cell>
          <table:table-cell table:formula="of:=[.C26]/[.$K$1]" office:value-type="float" office:value="0.0919422783902483" calcext:value-type="float">
            <text:p>0.0919422783902483</text:p>
          </table:table-cell>
          <table:table-cell table:formula="of:=[.F26]*[.$G$2]" office:value-type="float" office:value="0.0413740252756117" calcext:value-type="float">
            <text:p>0.0413740252756117</text:p>
          </table:table-cell>
          <table:table-cell office:value-type="string" calcext:value-type="string">
            <text:p>P losses</text:p>
          </table:table-cell>
          <table:table-cell office:value-type="string" calcext:value-type="string">
            <text:p>Rele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anol production</text:p>
          </table:table-cell>
          <table:table-cell office:value-type="string" calcext:value-type="string">
            <text:p>Disposals</text:p>
          </table:table-cell>
          <table:table-cell office:value-type="float" office:value="6203" calcext:value-type="float">
            <text:p>6203</text:p>
          </table:table-cell>
          <table:table-cell/>
          <table:table-cell table:formula="of:=[.C27]/1000" office:value-type="float" office:value="6.203" calcext:value-type="float">
            <text:p>6.203</text:p>
          </table:table-cell>
          <table:table-cell table:formula="of:=[.C27]/[.$K$1]" office:value-type="float" office:value="0.111194765617998" calcext:value-type="float">
            <text:p>0.111194765617998</text:p>
          </table:table-cell>
          <table:table-cell table:formula="of:=[.F27]*[.$G$2]" office:value-type="float" office:value="0.050037644528099" calcext:value-type="float">
            <text:p>0.050037644528099</text:p>
          </table:table-cell>
          <table:table-cell office:value-type="string" calcext:value-type="string">
            <text:p>Ethanol production</text:p>
          </table:table-cell>
          <table:table-cell office:value-type="string" calcext:value-type="string">
            <text:p>Dis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 food products</text:p>
          </table:table-cell>
          <table:table-cell office:value-type="string" calcext:value-type="string">
            <text:p>Human food products</text:p>
          </table:table-cell>
          <table:table-cell office:value-type="float" office:value="43226" calcext:value-type="float">
            <text:p>43226</text:p>
          </table:table-cell>
          <table:table-cell table:formula="of:=[.C28]*0.28" office:value-type="float" office:value="12103.28" calcext:value-type="float">
            <text:p>12103.28</text:p>
          </table:table-cell>
          <table:table-cell table:formula="of:=[.C28]/1000" office:value-type="float" office:value="43.226" calcext:value-type="float">
            <text:p>43.226</text:p>
          </table:table-cell>
          <table:table-cell table:formula="of:=[.C28]/[.$K$1]" office:value-type="float" office:value="0.77486779600251" calcext:value-type="float">
            <text:p>0.77486779600251</text:p>
          </table:table-cell>
          <table:table-cell table:formula="of:=[.F28]*[.$G$2]" office:value-type="float" office:value="0.348690508201129" calcext:value-type="float">
            <text:p>0.348690508201129</text:p>
          </table:table-cell>
          <table:table-cell office:value-type="string" calcext:value-type="string">
            <text:p>Plant food products</text:p>
          </table:table-cell>
          <table:table-cell office:value-type="string" calcext:value-type="string">
            <text:p>Human foo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l food products</text:p>
          </table:table-cell>
          <table:table-cell office:value-type="string" calcext:value-type="string">
            <text:p>Human food products</text:p>
          </table:table-cell>
          <table:table-cell office:value-type="float" office:value="10274" calcext:value-type="float">
            <text:p>10274</text:p>
          </table:table-cell>
          <table:table-cell table:formula="of:=[.C29]*0.11" office:value-type="float" office:value="1130.14" calcext:value-type="float">
            <text:p>1130.14</text:p>
          </table:table-cell>
          <table:table-cell table:formula="of:=[.C29]/1000" office:value-type="float" office:value="10.274" calcext:value-type="float">
            <text:p>10.274</text:p>
          </table:table-cell>
          <table:table-cell table:formula="of:=[.C29]/[.$K$1]" office:value-type="float" office:value="0.184171372232679" calcext:value-type="float">
            <text:p>0.184171372232679</text:p>
          </table:table-cell>
          <table:table-cell table:formula="of:=[.F29]*[.$G$2]" office:value-type="float" office:value="0.0828771175047056" calcext:value-type="float">
            <text:p>0.0828771175047056</text:p>
          </table:table-cell>
          <table:table-cell office:value-type="string" calcext:value-type="string">
            <text:p>Animal food products</text:p>
          </table:table-cell>
          <table:table-cell office:value-type="string" calcext:value-type="string">
            <text:p>Human foo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ughterhouse waste</text:p>
          </table:table-cell>
          <table:table-cell office:value-type="string" calcext:value-type="string">
            <text:p>Disposals</text:p>
          </table:table-cell>
          <table:table-cell office:value-type="float" office:value="3797" calcext:value-type="float">
            <text:p>3797</text:p>
          </table:table-cell>
          <table:table-cell table:formula="of:=([.D28]+[.D29])/([.C28]+[.C29])" office:value-type="float" office:value="0.247353644859813" calcext:value-type="float">
            <text:p>0.247353644859813</text:p>
          </table:table-cell>
          <table:table-cell table:formula="of:=[.C30]/1000" office:value-type="float" office:value="3.797" calcext:value-type="float">
            <text:p>3.797</text:p>
          </table:table-cell>
          <table:table-cell table:formula="of:=[.C30]/[.$K$1]" office:value-type="float" office:value="0.0680648919960563" calcext:value-type="float">
            <text:p>0.0680648919960563</text:p>
          </table:table-cell>
          <table:table-cell table:formula="of:=[.F30]*[.$G$2]" office:value-type="float" office:value="0.0306292013982253" calcext:value-type="float">
            <text:p>0.0306292013982253</text:p>
          </table:table-cell>
          <table:table-cell office:value-type="string" calcext:value-type="string">
            <text:p>Slaughterhouse waste</text:p>
          </table:table-cell>
          <table:table-cell office:value-type="string" calcext:value-type="string">
            <text:p>Disposals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31]*[.$G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Human consumption</text:p>
          </table:table-cell>
          <table:table-cell table:formula="of:=[.D11]" office:value-type="float" office:value="33009.751" calcext:value-type="float">
            <text:p>33009.751</text:p>
          </table:table-cell>
          <table:table-cell office:value-type="float" office:value="15934" calcext:value-type="float">
            <text:p>15934</text:p>
          </table:table-cell>
          <table:table-cell table:formula="of:=[.C32]/1000" office:value-type="float" office:value="33.009751" calcext:value-type="float">
            <text:p>33.009751</text:p>
          </table:table-cell>
          <table:table-cell table:formula="of:=[.C32]/[.$K$1]" office:value-type="float" office:value="0.591731666218518" calcext:value-type="float">
            <text:p>0.591731666218518</text:p>
          </table:table-cell>
          <table:table-cell table:formula="of:=[.F32]*[.$G$2]" office:value-type="float" office:value="0.266279249798333" calcext:value-type="float">
            <text:p>0.266279249798333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Human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Food waste</text:p>
          </table:table-cell>
          <table:table-cell table:formula="of:=[.D10]" office:value-type="float" office:value="14367.249" calcext:value-type="float">
            <text:p>14367.249</text:p>
          </table:table-cell>
          <table:table-cell/>
          <table:table-cell table:formula="of:=[.C33]/1000" office:value-type="float" office:value="14.367249" calcext:value-type="float">
            <text:p>14.367249</text:p>
          </table:table-cell>
          <table:table-cell table:formula="of:=[.C33]/[.$K$1]" office:value-type="float" office:value="0.257546813659586" calcext:value-type="float">
            <text:p>0.257546813659586</text:p>
          </table:table-cell>
          <table:table-cell table:formula="of:=[.F33]*[.$G$2]" office:value-type="float" office:value="0.115896066146814" calcext:value-type="float">
            <text:p>0.115896066146814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Food 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Food exports</text:p>
          </table:table-cell>
          <table:table-cell office:value-type="float" office:value="10790" calcext:value-type="float">
            <text:p>10790</text:p>
          </table:table-cell>
          <table:table-cell office:value-type="float" office:value="1166" calcext:value-type="float">
            <text:p>1166</text:p>
          </table:table-cell>
          <table:table-cell table:formula="of:=[.C34]/1000" office:value-type="float" office:value="10.79" calcext:value-type="float">
            <text:p>10.79</text:p>
          </table:table-cell>
          <table:table-cell table:formula="of:=[.C34]/[.$K$1]" office:value-type="float" office:value="0.193421170565564" calcext:value-type="float">
            <text:p>0.193421170565564</text:p>
          </table:table-cell>
          <table:table-cell table:formula="of:=[.F34]*[.$G$2]" office:value-type="float" office:value="0.0870395267545039" calcext:value-type="float">
            <text:p>0.0870395267545039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Food ex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Municipal WWTP</text:p>
          </table:table-cell>
          <table:table-cell office:value-type="float" office:value="6392" calcext:value-type="float">
            <text:p>6392</text:p>
          </table:table-cell>
          <table:table-cell/>
          <table:table-cell table:formula="of:=[.C35]/1000" office:value-type="float" office:value="6.392" calcext:value-type="float">
            <text:p>6.392</text:p>
          </table:table-cell>
          <table:table-cell table:formula="of:=[.C35]/[.$K$1]" office:value-type="float" office:value="0.114582773146903" calcext:value-type="float">
            <text:p>0.114582773146903</text:p>
          </table:table-cell>
          <table:table-cell table:formula="of:=[.F35]*[.$G$2]" office:value-type="float" office:value="0.0515622479161065" calcext:value-type="float">
            <text:p>0.0515622479161065</text:p>
          </table:table-cell>
          <table:table-cell office:value-type="string" calcext:value-type="string">
            <text:p>Human consumption</text:p>
          </table:table-cell>
          <table:table-cell office:value-type="string" calcext:value-type="string">
            <text:p>Municipal WW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Septic system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C36]/1000" office:value-type="float" office:value="1.445" calcext:value-type="float">
            <text:p>1.445</text:p>
          </table:table-cell>
          <table:table-cell table:formula="of:=[.C36]/[.$K$1]" office:value-type="float" office:value="0.0259030205252308" calcext:value-type="float">
            <text:p>0.0259030205252308</text:p>
          </table:table-cell>
          <table:table-cell table:formula="of:=[.F36]*[.$G$2]" office:value-type="float" office:value="0.0116563592363539" calcext:value-type="float">
            <text:p>0.0116563592363539</text:p>
          </table:table-cell>
          <table:table-cell office:value-type="string" calcext:value-type="string">
            <text:p>Human consumption</text:p>
          </table:table-cell>
          <table:table-cell office:value-type="string" calcext:value-type="string">
            <text:p>Septic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Landfill/Disposed</text:p>
          </table:table-cell>
          <table:table-cell table:formula="of:=[.C33]-[.C38]-[.C39]" office:value-type="float" office:value="10847.249" calcext:value-type="float">
            <text:p>10847.249</text:p>
          </table:table-cell>
          <table:table-cell/>
          <table:table-cell table:formula="of:=[.C37]/1000" office:value-type="float" office:value="10.847249" calcext:value-type="float">
            <text:p>10.847249</text:p>
          </table:table-cell>
          <table:table-cell table:formula="of:=[.C37]/[.$K$1]" office:value-type="float" office:value="0.194447414179439" calcext:value-type="float">
            <text:p>0.194447414179439</text:p>
          </table:table-cell>
          <table:table-cell table:formula="of:=[.F37]*[.$G$2]" office:value-type="float" office:value="0.0875013363807475" calcext:value-type="float">
            <text:p>0.0875013363807475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Landf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Composting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38]/1000" office:value-type="float" office:value="2.118" calcext:value-type="float">
            <text:p>2.118</text:p>
          </table:table-cell>
          <table:table-cell table:formula="of:=[.C38]/[.$K$1]" office:value-type="float" office:value="0.0379671954826566" calcext:value-type="float">
            <text:p>0.0379671954826566</text:p>
          </table:table-cell>
          <table:table-cell table:formula="of:=[.F38]*[.$G$2]" office:value-type="float" office:value="0.0170852379671955" calcext:value-type="float">
            <text:p>0.0170852379671955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Com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Anaerobic digestion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C39]/1000" office:value-type="float" office:value="1.402" calcext:value-type="float">
            <text:p>1.402</text:p>
          </table:table-cell>
          <table:table-cell table:formula="of:=[.C39]/[.$K$1]" office:value-type="float" office:value="0.0251322039974904" calcext:value-type="float">
            <text:p>0.0251322039974904</text:p>
          </table:table-cell>
          <table:table-cell table:formula="of:=[.F39]*[.$G$2]" office:value-type="float" office:value="0.0113094917988707" calcext:value-type="float">
            <text:p>0.0113094917988707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Anaerobic digestion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40]*[.$G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nicipal WWTP</text:p>
          </table:table-cell>
          <table:table-cell office:value-type="string" calcext:value-type="string">
            <text:p>Releases</text:p>
          </table:table-cell>
          <table:table-cell office:value-type="float" office:value="901" calcext:value-type="float">
            <text:p>901</text:p>
          </table:table-cell>
          <table:table-cell table:formula="of:=[.C41]+[.C42]" office:value-type="float" office:value="6392" calcext:value-type="float">
            <text:p>6392</text:p>
          </table:table-cell>
          <table:table-cell table:formula="of:=[.C41]/1000" office:value-type="float" office:value="0.901" calcext:value-type="float">
            <text:p>0.901</text:p>
          </table:table-cell>
          <table:table-cell table:formula="of:=[.C41]/[.$K$1]" office:value-type="float" office:value="0.0161512951510263" calcext:value-type="float">
            <text:p>0.0161512951510263</text:p>
          </table:table-cell>
          <table:table-cell table:formula="of:=[.F41]*[.$G$2]" office:value-type="float" office:value="0.00726808281796182" calcext:value-type="float">
            <text:p>0.00726808281796182</text:p>
          </table:table-cell>
          <table:table-cell office:value-type="string" calcext:value-type="string">
            <text:p>Municipal WWTP</text:p>
          </table:table-cell>
          <table:table-cell office:value-type="string" calcext:value-type="string">
            <text:p>Rele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icipal WWTP</text:p>
          </table:table-cell>
          <table:table-cell office:value-type="string" calcext:value-type="string">
            <text:p>Disposals</text:p>
          </table:table-cell>
          <table:table-cell office:value-type="float" office:value="5491" calcext:value-type="float">
            <text:p>5491</text:p>
          </table:table-cell>
          <table:table-cell/>
          <table:table-cell table:formula="of:=[.C42]/1000" office:value-type="float" office:value="5.491" calcext:value-type="float">
            <text:p>5.491</text:p>
          </table:table-cell>
          <table:table-cell table:formula="of:=[.C42]/[.$K$1]" office:value-type="float" office:value="0.098431477995877" calcext:value-type="float">
            <text:p>0.098431477995877</text:p>
          </table:table-cell>
          <table:table-cell table:formula="of:=[.F42]*[.$G$2]" office:value-type="float" office:value="0.0442941650981447" calcext:value-type="float">
            <text:p>0.0442941650981447</text:p>
          </table:table-cell>
          <table:table-cell office:value-type="string" calcext:value-type="string">
            <text:p>Municipal WWTP</text:p>
          </table:table-cell>
          <table:table-cell office:value-type="string" calcext:value-type="string">
            <text:p>Dis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tic system</text:p>
          </table:table-cell>
          <table:table-cell office:value-type="string" calcext:value-type="string">
            <text:p>Releases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C43]/1000" office:value-type="float" office:value="1.445" calcext:value-type="float">
            <text:p>1.445</text:p>
          </table:table-cell>
          <table:table-cell table:formula="of:=[.C43]/[.$K$1]" office:value-type="float" office:value="0.0259030205252308" calcext:value-type="float">
            <text:p>0.0259030205252308</text:p>
          </table:table-cell>
          <table:table-cell table:formula="of:=[.F43]*[.$G$2]" office:value-type="float" office:value="0.0116563592363539" calcext:value-type="float">
            <text:p>0.0116563592363539</text:p>
          </table:table-cell>
          <table:table-cell office:value-type="string" calcext:value-type="string">
            <text:p>Septic system</text:p>
          </table:table-cell>
          <table:table-cell office:value-type="string" calcext:value-type="string">
            <text:p>Rele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fill</text:p>
          </table:table-cell>
          <table:table-cell office:value-type="string" calcext:value-type="string">
            <text:p>Disposals</text:p>
          </table:table-cell>
          <table:table-cell table:formula="of:=[.C37]" office:value-type="float" office:value="10847.249" calcext:value-type="float">
            <text:p>10847.249</text:p>
          </table:table-cell>
          <table:table-cell/>
          <table:table-cell table:formula="of:=[.C44]/1000" office:value-type="float" office:value="10.847249" calcext:value-type="float">
            <text:p>10.847249</text:p>
          </table:table-cell>
          <table:table-cell table:formula="of:=[.C44]/[.$K$1]" office:value-type="float" office:value="0.194447414179439" calcext:value-type="float">
            <text:p>0.194447414179439</text:p>
          </table:table-cell>
          <table:table-cell table:formula="of:=[.F44]*[.$G$2]" office:value-type="float" office:value="0.0875013363807475" calcext:value-type="float">
            <text:p>0.0875013363807475</text:p>
          </table:table-cell>
          <table:table-cell office:value-type="string" calcext:value-type="string">
            <text:p>Landfill</text:p>
          </table:table-cell>
          <table:table-cell office:value-type="string" calcext:value-type="string">
            <text:p>Dis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ting</text:p>
          </table:table-cell>
          <table:table-cell office:value-type="string" calcext:value-type="string">
            <text:p>Disposals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45]/1000" office:value-type="float" office:value="2.118" calcext:value-type="float">
            <text:p>2.118</text:p>
          </table:table-cell>
          <table:table-cell table:formula="of:=[.C45]/[.$K$1]" office:value-type="float" office:value="0.0379671954826566" calcext:value-type="float">
            <text:p>0.0379671954826566</text:p>
          </table:table-cell>
          <table:table-cell table:formula="of:=[.F45]*[.$G$2]" office:value-type="float" office:value="0.0170852379671955" calcext:value-type="float">
            <text:p>0.0170852379671955</text:p>
          </table:table-cell>
          <table:table-cell office:value-type="string" calcext:value-type="string">
            <text:p>Composting</text:p>
          </table:table-cell>
          <table:table-cell office:value-type="string" calcext:value-type="string">
            <text:p>Dis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erobic digestion</text:p>
          </table:table-cell>
          <table:table-cell office:value-type="string" calcext:value-type="string">
            <text:p>Disposals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C46]/1000" office:value-type="float" office:value="1.402" calcext:value-type="float">
            <text:p>1.402</text:p>
          </table:table-cell>
          <table:table-cell table:formula="of:=[.C46]/[.$K$1]" office:value-type="float" office:value="0.0251322039974904" calcext:value-type="float">
            <text:p>0.0251322039974904</text:p>
          </table:table-cell>
          <table:table-cell table:formula="of:=[.F46]*[.$G$2]" office:value-type="float" office:value="0.0113094917988707" calcext:value-type="float">
            <text:p>0.0113094917988707</text:p>
          </table:table-cell>
          <table:table-cell office:value-type="string" calcext:value-type="string">
            <text:p>Anaerobic digestion</text:p>
          </table:table-cell>
          <table:table-cell office:value-type="string" calcext:value-type="string">
            <text:p>Disposals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7]/1000" office:value-type="float" office:value="0" calcext:value-type="float">
            <text:p>0</text:p>
          </table:table-cell>
          <table:table-cell table:formula="of:=[.C47]/[.$K$1]" office:value-type="float" office:value="0" calcext:value-type="float">
            <text:p>0</text:p>
          </table:table-cell>
          <table:table-cell table:formula="of:=[.F47]*[.$G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Food waste</text:p>
          </table:table-cell>
          <table:table-cell table:formula="of:=[.C32]-[.C35]" office:value-type="float" office:value="26617.751" calcext:value-type="float">
            <text:p>26617.751</text:p>
          </table:table-cell>
          <table:table-cell/>
          <table:table-cell table:formula="of:=[.C48]/1000" office:value-type="float" office:value="26.617751" calcext:value-type="float">
            <text:p>26.617751</text:p>
          </table:table-cell>
          <table:table-cell table:formula="of:=[.C48]/[.$K$1]" office:value-type="float" office:value="0.477148893071614" calcext:value-type="float">
            <text:p>0.477148893071614</text:p>
          </table:table-cell>
          <table:table-cell table:formula="of:=[.F48]*[.$G$2]" office:value-type="float" office:value="0.214717001882226" calcext:value-type="float">
            <text:p>0.2147170018822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7:36:39.2490838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6T18:32:05.126308766</dc:date>
    <meta:editing-duration>PT2H38M44S</meta:editing-duration>
    <meta:editing-cycles>11</meta:editing-cycles>
    <meta:generator>LibreOffice/7.2.7.2$Linux_X86_64 LibreOffice_project/20$Build-2</meta:generator>
    <meta:document-statistic meta:table-count="1" meta:cell-count="348" meta:object-count="0"/>
  </office:meta>
</office:document-meta>
</file>